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261b"/>
    </style:style>
    <style:style style:name="P2" style:family="paragraph" style:parent-style-name="Text_20_body">
      <style:text-properties officeooo:paragraph-rsid="000f28a2"/>
    </style:style>
    <style:style style:name="P3" style:family="paragraph" style:parent-style-name="Text_20_body">
      <style:text-properties officeooo:paragraph-rsid="0011500e"/>
    </style:style>
    <style:style style:name="P4" style:family="paragraph" style:parent-style-name="Text_20_body">
      <style:text-properties officeooo:paragraph-rsid="0015c4e2"/>
    </style:style>
    <style:style style:name="P5" style:family="paragraph" style:parent-style-name="Text_20_body">
      <style:text-properties officeooo:paragraph-rsid="0016d91e"/>
    </style:style>
    <style:style style:name="P6" style:family="paragraph" style:parent-style-name="Text_20_body">
      <style:text-properties officeooo:paragraph-rsid="001b5bc4"/>
    </style:style>
    <style:style style:name="P7" style:family="paragraph" style:parent-style-name="Text_20_body">
      <style:text-properties officeooo:rsid="001b5bc4" officeooo:paragraph-rsid="001b5bc4"/>
    </style:style>
    <style:style style:name="P8" style:family="paragraph" style:parent-style-name="Text_20_body">
      <style:text-properties officeooo:paragraph-rsid="001c2dd3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P10" style:family="paragraph" style:parent-style-name="Text_20_body">
      <style:text-properties officeooo:paragraph-rsid="001c2e53"/>
    </style:style>
    <style:style style:name="P11" style:family="paragraph" style:parent-style-name="Heading_20_2">
      <style:text-properties officeooo:paragraph-rsid="001a29db"/>
    </style:style>
    <style:style style:name="P12" style:family="paragraph" style:parent-style-name="Heading_20_2">
      <style:text-properties fo:font-style="normal" style:font-style-asian="normal" style:font-style-complex="normal"/>
    </style:style>
    <style:style style:name="P13" style:family="paragraph" style:parent-style-name="Heading_20_1">
      <style:text-properties fo:font-style="normal" style:font-style-asian="normal" style:font-style-complex="normal"/>
    </style:style>
    <style:style style:name="T1" style:family="text">
      <style:text-properties fo:font-size="12pt" fo:font-style="normal" style:font-size-asian="12pt" style:font-style-asian="normal" style:font-size-complex="12pt" style:font-style-complex="normal"/>
    </style:style>
    <style:style style:name="T2" style:family="text">
      <style:text-properties fo:font-size="12pt" fo:font-style="normal" officeooo:rsid="000feb54" style:font-size-asian="12pt" style:font-style-asian="normal" style:font-size-complex="12pt" style:font-style-complex="normal"/>
    </style:style>
    <style:style style:name="T3" style:family="text">
      <style:text-properties fo:font-size="12pt" fo:font-style="normal" officeooo:rsid="0011500e" style:font-size-asian="12pt" style:font-style-asian="normal" style:font-size-complex="12pt" style:font-style-complex="normal"/>
    </style:style>
    <style:style style:name="T4" style:family="text">
      <style:text-properties fo:font-size="12pt" fo:font-style="normal" officeooo:rsid="0015c4e2" style:font-size-asian="12pt" style:font-style-asian="normal" style:font-size-complex="12pt" style:font-style-complex="normal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fo:font-weight="bold" officeooo:rsid="000feb54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fo:font-weight="bold" officeooo:rsid="0011500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fo:font-weight="bold" officeooo:rsid="0015c4e2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fo:font-weight="bold" officeooo:rsid="001a29db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9261b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9261b" style:font-style-asian="normal" style:font-style-complex="normal"/>
    </style:style>
    <style:style style:name="T15" style:family="text">
      <style:text-properties fo:font-style="normal" officeooo:rsid="001a29db" style:font-style-asian="normal" style:font-style-complex="normal"/>
    </style:style>
    <style:style style:name="T16" style:family="text">
      <style:text-properties fo:font-style="normal" officeooo:rsid="001c2dd3" style:font-style-asian="normal" style:font-style-complex="normal"/>
    </style:style>
    <style:style style:name="T17" style:family="text">
      <style:text-properties fo:font-style="normal" fo:font-weight="bold" officeooo:rsid="0009261b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a29db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b5bc4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c2dd3" style:font-style-asian="normal" style:font-weight-asian="bold" style:font-style-complex="normal" style:font-weight-complex="bold"/>
    </style:style>
    <style:style style:name="T21" style:family="text">
      <style:text-properties style:text-line-through-style="none" style:text-line-through-type="non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text-line-through-style="none" style:text-line-through-type="none" fo:font-size="12pt" fo:font-style="normal" fo:font-weight="bold" officeooo:rsid="00183f0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text-line-through-style="none" style:text-line-through-type="none" fo:font-size="12pt" fo:font-style="normal" fo:font-weight="bold" officeooo:rsid="0012f06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text-line-through-style="none" style:text-line-through-type="none" fo:font-size="12pt" fo:font-style="normal" fo:font-weight="bold" officeooo:rsid="0013fccb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line-through-style="none" style:text-line-through-type="none" fo:font-size="12pt" fo:font-style="normal" fo:font-weight="bold" officeooo:rsid="0015c4e2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line-through-style="none" style:text-line-through-type="none" fo:font-size="12pt" fo:font-style="normal" style:text-underline-style="none" fo:font-weight="bold" officeooo:rsid="0015c4e2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 text:name="esercizio-3-3"/>Esercizio 3.3</text:h>
      <text:h text:style-name="P12" text:outline-level="2"><text:bookmark text:name="grammatica"/>GRAMMATICA</text:h>
      <text:p text:style-name="P9">&lt;prog&gt; ::= &lt;statlist&gt; EOF<text:line-break/>&lt;stat&gt; ::= <text:tab/>ID := &lt;expr&gt; |<text:line-break/><text:tab/><text:tab/>print ( &lt;expr&gt; ) |<text:line-break/><text:tab/><text:tab/>read ( ID ) |<text:line-break/><text:tab/><text:tab/>if ( &lt;bexpr&gt; ) &lt;stat&gt; |<text:line-break/><text:tab/><text:tab/>if ( &lt;bexpr&gt; ) &lt;stat&gt; else &lt;stat&gt; |<text:line-break/><text:tab/><text:tab/>while ( &lt;bexpr&gt; ) &lt;stat&gt; |<text:line-break/><text:tab/><text:tab/>{ &lt;statlist&gt; }<text:line-break/>&lt;statlist&gt; ::= &lt;stat&gt; &lt;statlist_p&gt;<text:line-break/>&lt;statlist_p&gt; ::= ;&lt;stat&gt;&lt;statlist_p&gt; | ε<text:line-break/>&lt;bexpr&gt; ::= &lt;expr&gt; RELOP &lt;expr&gt;<text:line-break/>&lt;expr&gt; ::= &lt;term&gt; &lt;exprp&gt;<text:line-break/>&lt;exprp&gt; ::= + &lt;term&gt; &lt;exprp&gt; |<text:line-break/><text:tab/><text:tab/>-&lt;term&gt; &lt;exprp&gt; |<text:line-break/><text:tab/><text:tab/>ε<text:line-break/>&lt;term&gt; ::= &lt;fact&gt; &lt;termp&gt;<text:line-break/>&lt;termp&gt; ::= * &lt;fact&gt; &lt;termp&gt; |<text:line-break/><text:tab/><text:tab/>/ &lt;fact&gt;&lt;termp&gt; |<text:line-break/><text:tab/><text:tab/>ε<text:line-break/>&lt;fact&gt; ::= ( &lt;expr&gt; ) | NUM | ID</text:p>
      <text:h text:style-name="P12" text:outline-level="2"><text:bookmark text:name="rimozione-ricorsione-sinistra-"/>RIMOZIONE RICORSIONE SINISTRA:</text:h>
      <text:p text:style-name="P9">&lt;prog&gt; ::= &lt;statlist&gt; EOF<text:line-break/>&lt;stat&gt; ::= <text:tab/>ID := &lt;expr&gt; |<text:line-break/><text:tab/><text:tab/>print ( &lt;expr&gt; ) |<text:line-break/><text:tab/><text:tab/>read ( ID ) |<text:line-break/><text:tab/><text:tab/>if ( &lt;bexpr&gt; ) &lt;stat&gt; &lt;stat_p&gt;|<text:line-break/><text:tab/><text:tab/>while ( &lt;bexpr&gt; ) &lt;stat&gt; |<text:line-break/><text:tab/><text:tab/>{ &lt;statlist&gt; }<text:line-break/>&lt;stat_p&gt; ::== else &lt;stat&gt; | ε<text:line-break/>&lt;statlist&gt; ::= &lt;stat&gt; &lt;statlist_p&gt;<text:line-break/>&lt;statlist_p&gt; ::= ;&lt;stat&gt;&lt;statlist_p&gt; | ε<text:line-break/>&lt;bexpr&gt; ::= &lt;expr&gt; RELOP &lt;expr&gt;<text:line-break/>&lt;expr&gt; ::= &lt;term&gt; &lt;exprp&gt;<text:line-break/>&lt;exprp&gt; ::= + &lt;term&gt; &lt;exprp&gt; |<text:line-break/><text:tab/><text:tab/> -&lt;term&gt; &lt;exprp&gt; |<text:line-break/><text:tab/><text:tab/>ε<text:line-break/>&lt;term&gt; ::= &lt;fact&gt; &lt;termp&gt;<text:line-break/><text:soft-page-break/>&lt;termp&gt; ::= * &lt;fact&gt; &lt;termp&gt; |<text:line-break/><text:tab/><text:tab/> / &lt;fact&gt;&lt;termp&gt; |<text:line-break/><text:tab/><text:tab/>ε<text:line-break/>&lt;fact&gt; ::= ( &lt;expr&gt; ) | NUM | ID</text:p>
      <text:h text:style-name="P12" text:outline-level="2"><text:bookmark text:name="first"/>FIRST</text:h>
      <text:p text:style-name="P1"><text:span text:style-name="Emphasis"><text:span text:style-name="T14">FST(&lt;prog&gt;) ::= FST(&lt;statlist&gt;) = </text:span></text:span><text:span text:style-name="Emphasis"><text:span text:style-name="T17">{ID, print, read, if, while, { }</text:span></text:span></text:p>
      <text:p text:style-name="P2"><text:span text:style-name="Emphasis"><text:span text:style-name="T14">FST(&lt;stat&gt;) ::= </text:span></text:span><text:span text:style-name="Emphasis"><text:span text:style-name="T17">{ID, print, read, if, while, { } </text:span></text:span></text:p>
      <text:p text:style-name="P2"><text:span text:style-name="Emphasis"><text:span text:style-name="T14">FST(&lt;stat_p&gt;) :==</text:span></text:span><text:span text:style-name="Emphasis"><text:span text:style-name="T17">{else,ε}</text:span></text:span></text:p>
      <text:p text:style-name="P1"><text:span text:style-name="Emphasis"><text:span text:style-name="T14">FST(&lt;statlist&gt;) ::= FST(&lt;stat&gt;) = </text:span></text:span><text:span text:style-name="Emphasis"><text:span text:style-name="T17">{ID, print, read, if, while, { }</text:span></text:span></text:p>
      <text:p text:style-name="P1"><text:span text:style-name="Emphasis"><text:span text:style-name="T14">FST(&lt;statlist_p&gt;) ::= </text:span></text:span><text:span text:style-name="Emphasis"><text:span text:style-name="T17">{; ε}</text:span></text:span></text:p>
      <text:p text:style-name="P1"><text:span text:style-name="Emphasis"><text:span text:style-name="T14">FST(&lt;bexpr&gt;) ::= FST(&lt;expr&gt;)= </text:span></text:span><text:span text:style-name="Emphasis"><text:span text:style-name="T17">{ ( , NUM, ID}</text:span></text:span></text:p>
      <text:p text:style-name="P1"><text:span text:style-name="Emphasis"><text:span text:style-name="T14">FST(&lt;expr&gt;) ::= FST (&lt;term&gt;)= </text:span></text:span><text:span text:style-name="Emphasis"><text:span text:style-name="T17">{ ( , NUM, ID}</text:span></text:span></text:p>
      <text:p text:style-name="P1"><text:span text:style-name="Emphasis"><text:span text:style-name="T14">FST(&lt;exprp&gt;) ::= </text:span></text:span><text:span text:style-name="Emphasis"><text:span text:style-name="T17">{ ε , + , -}</text:span></text:span></text:p>
      <text:p text:style-name="P1"><text:span text:style-name="Emphasis"><text:span text:style-name="T14">FST(&lt;term&gt;) ::= FST(&lt;fact&gt;) = </text:span></text:span><text:span text:style-name="Emphasis"><text:span text:style-name="T17">{ ( , NUM, ID}</text:span></text:span></text:p>
      <text:p text:style-name="P1"><text:span text:style-name="Emphasis"><text:span text:style-name="T14">FST(&lt;termp&gt;) ::= </text:span></text:span><text:span text:style-name="Emphasis"><text:span text:style-name="T17">{ ε , * , / }</text:span></text:span></text:p>
      <text:p text:style-name="P1"><text:span text:style-name="Emphasis"><text:span text:style-name="T14">FST(&lt;fact&gt;) ::= </text:span></text:span><text:span text:style-name="Emphasis"><text:span text:style-name="T17">{ ( , NUM, ID}</text:span></text:span></text:p>
      <text:h text:style-name="P12" text:outline-level="2"><text:bookmark text:name="follow"/>FOLLOW</text:h>
      <text:p text:style-name="P7"><text:span text:style-name="T10">Nota: E’ lasciato sottointeso che la <text:s/></text:span><text:span text:style-name="Emphasis"><text:span text:style-name="T12">ε </text:span></text:span><text:span text:style-name="Emphasis"><text:span text:style-name="T11">viene esclusa dagli insiemi FST.</text:span></text:span></text:p>
      <text:p text:style-name="Text_20_body"><text:span text:style-name="Emphasis"><text:span text:style-name="T1">FW(&lt;prog&gt;) ::=</text:span></text:span><text:span text:style-name="Emphasis"><text:span text:style-name="T5"> {</text:span></text:span><text:span text:style-name="Emphasis"><text:span text:style-name="T21">$</text:span></text:span><text:span text:style-name="Emphasis"><text:span text:style-name="T5">}</text:span></text:span></text:p>
      <text:p text:style-name="P3"><text:span text:style-name="Emphasis"><text:span text:style-name="T1">FW(&lt;stat&gt;) ::=FST(&lt;stat_p</text:span></text:span><text:span text:style-name="Emphasis"><text:span text:style-name="T2">&gt;</text:span></text:span><text:span text:style-name="Emphasis"><text:span text:style-name="T1">)</text:span></text:span><text:span text:style-name="Emphasis"><text:span text:style-name="T2">+FW(&lt;stat_p&gt;</text:span></text:span><text:span text:style-name="Emphasis"><text:span text:style-name="T3">+</text:span></text:span><text:span text:style-name="Emphasis"><text:span text:style-name="T2">FST(&lt;statlist_p&gt;)+FW(&lt;statlist&gt;)</text:span></text:span><text:span text:style-name="Emphasis"><text:span text:style-name="T3">+</text:span></text:span><text:span text:style-name="Emphasis"><text:span text:style-name="T1"> FW(&lt;statlist_p</text:span></text:span><text:span text:style-name="Emphasis"><text:span text:style-name="T2">&gt;</text:span></text:span><text:span text:style-name="Emphasis"><text:span text:style-name="T1">)=</text:span></text:span><text:span text:style-name="Emphasis"><text:span text:style-name="T5">{else </text:span></text:span><text:span text:style-name="Emphasis"><text:span text:style-name="T6">}</text:span></text:span><text:span text:style-name="Emphasis"><text:span text:style-name="T5"> ; </text:span></text:span><text:span text:style-name="Emphasis"><text:span text:style-name="T22">$</text:span></text:span><text:span text:style-name="Emphasis"><text:span text:style-name="T5">}</text:span></text:span></text:p>
      <text:p text:style-name="Text_20_body"><text:span text:style-name="Emphasis"><text:span text:style-name="T1">FW(&lt;stat_p&gt;) :== FW(&lt;stat</text:span></text:span><text:span text:style-name="Emphasis"><text:span text:style-name="T2">&gt;</text:span></text:span><text:span text:style-name="Emphasis"><text:span text:style-name="T1">)=</text:span></text:span><text:span text:style-name="Emphasis"><text:span text:style-name="T5">{else </text:span></text:span><text:span text:style-name="Emphasis"><text:span text:style-name="T7">} </text:span></text:span><text:span text:style-name="Emphasis"><text:span text:style-name="T5"><text:s/>; </text:span></text:span><text:span text:style-name="Emphasis"><text:span text:style-name="T23">$</text:span></text:span><text:span text:style-name="Emphasis"><text:span text:style-name="T5">}</text:span></text:span></text:p>
      <text:p text:style-name="Text_20_body"><text:span text:style-name="Emphasis"><text:span text:style-name="T1">FW(&lt;statlist&gt;) ::= </text:span></text:span><text:span text:style-name="Emphasis"><text:span text:style-name="T5">{}, </text:span></text:span><text:span text:style-name="Emphasis"><text:span text:style-name="T23">$</text:span></text:span><text:span text:style-name="Emphasis"><text:span text:style-name="T5">}</text:span></text:span></text:p>
      <text:p text:style-name="Text_20_body"><text:span text:style-name="Emphasis"><text:span text:style-name="T1">FW(&lt;statlist_p&gt;) ::= FW(&lt;statlist&gt;) =</text:span></text:span><text:span text:style-name="Emphasis"><text:span text:style-name="T5"> {}, </text:span></text:span><text:span text:style-name="Emphasis"><text:span text:style-name="T24">$</text:span></text:span><text:span text:style-name="Emphasis"><text:span text:style-name="T5">}</text:span></text:span></text:p>
      <text:p text:style-name="Text_20_body"><text:span text:style-name="Emphasis"><text:span text:style-name="T1">FW(&lt;bexpr&gt;) ::= </text:span></text:span><text:span text:style-name="Emphasis"><text:span text:style-name="T5">{)}</text:span></text:span></text:p>
      <text:p text:style-name="Text_20_body"><text:span text:style-name="Emphasis"><text:span text:style-name="T1">FW(&lt;expr&gt;) ::= {RELOP}+FW(&lt;bexpr&gt;)</text:span></text:span><text:span text:style-name="Emphasis"><text:span text:style-name="T4">+fw(&lt;stat&gt;)</text:span></text:span><text:span text:style-name="Emphasis"><text:span text:style-name="T1"> = </text:span></text:span><text:span text:style-name="Emphasis"><text:span text:style-name="T5">{ RELOP ) </text:span></text:span><text:span text:style-name="Emphasis"><text:span text:style-name="T8">else } ; </text:span></text:span><text:span text:style-name="Emphasis"><text:span text:style-name="T25">$</text:span></text:span><text:span text:style-name="Emphasis"><text:span text:style-name="T5"> }</text:span></text:span></text:p>
      <text:p text:style-name="P4"><text:span text:style-name="Emphasis"><text:span text:style-name="T1">FW(&lt;exprp&gt;) ::= FW(&lt;expr&gt;) = </text:span></text:span><text:span text:style-name="Emphasis"><text:span text:style-name="T5">{ RELOP ) </text:span></text:span><text:span text:style-name="Emphasis"><text:span text:style-name="T8">else } ; </text:span></text:span><text:span text:style-name="Emphasis"><text:span text:style-name="T25">$</text:span></text:span><text:span text:style-name="Emphasis"><text:span text:style-name="T5"> }</text:span></text:span></text:p>
      <text:p text:style-name="P5"><text:span text:style-name="Emphasis"><text:span text:style-name="T1">FW(&lt;term&gt;) ::= FST(&lt;exprp&gt;)+FW(&lt;expr&gt;) +FW(&lt;exprp&gt;) =</text:span></text:span><text:span text:style-name="Emphasis"><text:span text:style-name="T5"> { RELOP, ) + - <text:s/></text:span></text:span><text:span text:style-name="Emphasis"><text:span text:style-name="T8">else } ; </text:span></text:span><text:span text:style-name="Emphasis"><text:span text:style-name="T25">$</text:span></text:span><text:span text:style-name="Emphasis"><text:span text:style-name="T5"> }</text:span></text:span></text:p>
      <text:p text:style-name="P5"><text:span text:style-name="Emphasis"><text:span text:style-name="T1">FW(&lt;termp&gt;)::=FW(&lt;term&gt;) = FST(&lt;termp&gt;) +FW(&lt;term&gt;)+FW(&lt;termp&gt;)=</text:span></text:span><text:span text:style-name="Emphasis"><text:span text:style-name="T5">{ RELOP <text:s/>) + - </text:span></text:span><text:span text:style-name="Emphasis"><text:span text:style-name="T8">else } ; </text:span></text:span><text:span text:style-name="Emphasis"><text:span text:style-name="T25">$</text:span></text:span><text:span text:style-name="Emphasis"><text:span text:style-name="T5"> }</text:span></text:span></text:p>
      <text:p text:style-name="P5"><text:span text:style-name="Emphasis"><text:span text:style-name="T1">FW(&lt;fact&gt;) ::=</text:span></text:span><text:span text:style-name="Emphasis"><text:span text:style-name="T5"> { RELOP ) + - * <text:s/>/ </text:span></text:span><text:span text:style-name="Emphasis"><text:span text:style-name="T8">else } ; </text:span></text:span><text:span text:style-name="Emphasis"><text:span text:style-name="T26">$</text:span></text:span><text:span text:style-name="Emphasis"><text:span text:style-name="T5"> <text:s/>}</text:span></text:span></text:p>
      <text:p text:style-name="P5"><text:soft-page-break/><text:span text:style-name="Emphasis"><text:span text:style-name="T5"/></text:span></text:p>
      <text:h text:style-name="P11" text:outline-level="2"><text:span text:style-name="Emphasis"><text:span text:style-name="T15">INSIEME GUIDA</text:span></text:span></text:h>
      <text:p text:style-name="P6"><text:span text:style-name="Emphasis"><text:span text:style-name="T15">GUI(&lt;prog&gt; ::= &lt;statlist&gt; EOF) = </text:span></text:span><text:span text:style-name="Emphasis"><text:span text:style-name="T17">{ID, print, read, if, while, { }</text:span></text:span></text:p>
      <text:p text:style-name="P6"><text:span text:style-name="Emphasis"><text:span text:style-name="T15">GUI(&lt;stat&gt; ::= ID := &lt;expr&gt;) = </text:span></text:span><text:span text:style-name="Emphasis"><text:span text:style-name="T18">{ID}</text:span></text:span></text:p>
      <text:p text:style-name="P6"><text:span text:style-name="Emphasis"><text:span text:style-name="T15">GUI(&lt;stat&gt; ::= print (&lt;expr&gt;))= </text:span></text:span><text:span text:style-name="Emphasis"><text:span text:style-name="T18">{print}</text:span></text:span></text:p>
      <text:p text:style-name="P6"><text:span text:style-name="Emphasis"><text:span text:style-name="T15">GUI(&lt;stat&gt; ::= read ( ID )) = </text:span></text:span><text:span text:style-name="Emphasis"><text:span text:style-name="T18">{read}</text:span></text:span></text:p>
      <text:p text:style-name="P6"><text:span text:style-name="Emphasis"><text:span text:style-name="T15">GUI(&lt;stat&gt; ::=if ( &lt;bexpr&gt; ) &lt;stat&gt; &lt;stat_p&gt;)= </text:span></text:span><text:span text:style-name="Emphasis"><text:span text:style-name="T19">{if}</text:span></text:span></text:p>
      <text:p text:style-name="P6"><text:span text:style-name="Emphasis"><text:span text:style-name="T15">GUI(stat&gt; ::=while ( &lt;bexpr&gt; ) &lt;stat&gt;) = </text:span></text:span><text:span text:style-name="Emphasis"><text:span text:style-name="T19">{while}</text:span></text:span></text:p>
      <text:p text:style-name="P6"><text:span text:style-name="Emphasis"><text:span text:style-name="T15">GUI(&lt;stat&gt; ::={ &lt;statlist&gt; }) = </text:span></text:span><text:span text:style-name="Emphasis"><text:span text:style-name="T18">{ </text:span></text:span><text:span text:style-name="Emphasis"><text:span text:style-name="T19">{ </text:span></text:span><text:span text:style-name="Emphasis"><text:span text:style-name="T18">}</text:span></text:span></text:p>
      <text:p text:style-name="P6"><text:span text:style-name="Emphasis"><text:span text:style-name="T15">GUI(&lt;stat_p&gt; ::== else &lt;stat&gt;) = </text:span></text:span><text:span text:style-name="Emphasis"><text:span text:style-name="T18"><text:s/></text:span></text:span><text:span text:style-name="Emphasis"><text:span text:style-name="T19">{else}</text:span></text:span></text:p>
      <text:p text:style-name="P6"><text:span text:style-name="Emphasis"><text:span text:style-name="T15">GUI(&lt;stat_p&gt; ::== ε) = </text:span></text:span><text:span text:style-name="Emphasis"><text:span text:style-name="T9">{else </text:span></text:span><text:span text:style-name="Emphasis"><text:span text:style-name="T7">} </text:span></text:span><text:span text:style-name="Emphasis"><text:span text:style-name="T9"><text:s/>; </text:span></text:span><text:span text:style-name="Emphasis"><text:span text:style-name="T23">$</text:span></text:span><text:span text:style-name="Emphasis"><text:span text:style-name="T9">}</text:span></text:span></text:p>
      <text:p text:style-name="P10"><text:span text:style-name="Emphasis"><text:span text:style-name="T15">GUI(&lt;statlist&gt; ::= &lt;stat&gt; &lt;statlist_p&gt;) = </text:span></text:span><text:span text:style-name="Emphasis"><text:span text:style-name="T17">{ID, print, read, if, while, { } </text:span></text:span></text:p>
      <text:p text:style-name="P6"><text:span text:style-name="Emphasis"><text:span text:style-name="T15">GUI(&lt;statlist_p&gt; ::= ;&lt;stat&gt;&lt;statlist_p&gt;) = </text:span></text:span><text:span text:style-name="Emphasis"><text:span text:style-name="T18">{;}</text:span></text:span></text:p>
      <text:p text:style-name="P6"><text:span text:style-name="Emphasis"><text:span text:style-name="T15">GUI(</text:span></text:span><text:bookmark-start text:name="__DdeLink__282_615244508"/><text:span text:style-name="Emphasis"><text:span text:style-name="T15">&lt;statlist_p&gt; ::=ε</text:span></text:span><text:bookmark-end text:name="__DdeLink__282_615244508"/><text:span text:style-name="Emphasis"><text:span text:style-name="T15">) = </text:span></text:span><text:span text:style-name="Emphasis"><text:span text:style-name="T9">{}, </text:span></text:span><text:span text:style-name="Emphasis"><text:span text:style-name="T24">$</text:span></text:span><text:span text:style-name="Emphasis"><text:span text:style-name="T9">}</text:span></text:span></text:p>
      <text:p text:style-name="P6"><text:span text:style-name="Emphasis"><text:span text:style-name="T15">GUI(&lt;bexpr&gt; ::= &lt;expr&gt; RELOP &lt;expr&gt;) = </text:span></text:span><text:span text:style-name="Emphasis"><text:span text:style-name="T17">{ ( , NUM, ID}</text:span></text:span></text:p>
      <text:p text:style-name="P6"><text:span text:style-name="Emphasis"><text:span text:style-name="T15">GUI(&lt;expr&gt; ::= &lt;term&gt; &lt;exprp&gt;) = <text:s/></text:span></text:span><text:span text:style-name="Emphasis"><text:span text:style-name="T17">{ ( , NUM, ID}</text:span></text:span></text:p>
      <text:p text:style-name="P6"><text:span text:style-name="Emphasis"><text:span text:style-name="T15">GUI(&lt;exprp&gt; ::= + &lt;term&gt; &lt;exprp&gt;) = </text:span></text:span><text:span text:style-name="Emphasis"><text:span text:style-name="T18">{+}</text:span></text:span></text:p>
      <text:p text:style-name="P6"><text:span text:style-name="Emphasis"><text:span text:style-name="T15">GUI(&lt;exprp&gt; ::= -&lt;term&gt; &lt;exprp&gt;)= </text:span></text:span><text:span text:style-name="Emphasis"><text:span text:style-name="T19">{-}</text:span></text:span></text:p>
      <text:p text:style-name="P6"><text:span text:style-name="Emphasis"><text:span text:style-name="T15">GUI(&lt;exprp&gt; ::=ε)=</text:span></text:span><text:span text:style-name="Emphasis"><text:span text:style-name="T9">{ RELOP ) </text:span></text:span><text:span text:style-name="Emphasis"><text:span text:style-name="T8">else } ; </text:span></text:span><text:span text:style-name="Emphasis"><text:span text:style-name="T25">$</text:span></text:span><text:span text:style-name="Emphasis"><text:span text:style-name="T9"> }</text:span></text:span></text:p>
      <text:p text:style-name="P6"><text:span text:style-name="Emphasis"><text:span text:style-name="T15">GUI(&lt;term&gt; ::= &lt;fact&gt; &lt;termp&gt;)= </text:span></text:span><text:span text:style-name="Emphasis"><text:span text:style-name="T17">{ ( , NUM, ID}</text:span></text:span></text:p>
      <text:p text:style-name="P6"><text:span text:style-name="Emphasis"><text:span text:style-name="T15">GUI(&lt;termp&gt; ::= * &lt;fact&gt; &lt;termp&gt;)=</text:span></text:span><text:span text:style-name="Emphasis"><text:span text:style-name="T19">{*}</text:span></text:span></text:p>
      <text:p text:style-name="P6"><text:span text:style-name="Emphasis"><text:span text:style-name="T15">GUI(&lt;termp&gt; ::= <text:s/>/ &lt;fact&gt;&lt;termp&gt;)= </text:span></text:span><text:span text:style-name="Emphasis"><text:span text:style-name="T18">{/}</text:span></text:span></text:p>
      <text:p text:style-name="P6"><text:span text:style-name="Emphasis"><text:span text:style-name="T15">GUI(&lt;termp&gt; ::=ε) = </text:span></text:span><text:span text:style-name="Emphasis"><text:span text:style-name="T9">{ RELOP <text:s/>) + - </text:span></text:span><text:span text:style-name="Emphasis"><text:span text:style-name="T8">else } ; </text:span></text:span><text:span text:style-name="Emphasis"><text:span text:style-name="T25">$</text:span></text:span><text:span text:style-name="Emphasis"><text:span text:style-name="T9"> }</text:span></text:span></text:p>
      <text:p text:style-name="P6"><text:span text:style-name="Emphasis"><text:span text:style-name="T15">GUI(&lt;fact&gt; ::= ( &lt;expr&gt; ) ) = </text:span></text:span><text:span text:style-name="Emphasis"><text:span text:style-name="T19">{( }</text:span></text:span></text:p>
      <text:p text:style-name="P6"><text:span text:style-name="Emphasis"><text:span text:style-name="T15">GUI(&lt;fact&gt; ::=NUM ) = </text:span></text:span><text:span text:style-name="Emphasis"><text:span text:style-name="T18">{NUM}</text:span></text:span></text:p>
      <text:p text:style-name="P8"><text:span text:style-name="Emphasis"><text:span text:style-name="T15">GUI(&lt;fact&gt; ::=ID) = </text:span></text:span><text:span text:style-name="Emphasis"><text:span text:style-name="T20">{ID}</text:span></text:span><text:span text:style-name="Emphasis"><text:span text:style-name="T13"><text:line-break/></text:span></text:span></text:p>
      <text:p text:style-name="P8"><text:span text:style-name="Emphasis"><text:span text:style-name="T16">tabella di parsing costruita sul file parsing_table3.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6:15:26.141963636</meta:creation-date>
    <dc:date>2017-01-05T11:20:14.789180368</dc:date>
    <meta:editing-duration>PT2H2M21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3" meta:paragraph-count="56" meta:word-count="580" meta:character-count="3265" meta:non-whitespace-character-count="2685"/>
  </office:meta>
</office:document-meta>
</file>